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0.9098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9.0362in"/>
    </style:style>
    <style:style style:name="co12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10.753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8.1807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7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Ocurrencia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Los arcos y los objetos verdes</text:p>
          </table:table-cell>
          <table:table-cell office:value-type="float" office:value="18" calcext:value-type="float">
            <text:p>18</text:p>
          </table:table-cell>
          <table:table-cell table:formula="of:=([Ocurrencias.B2]/SUM(([Ocurrencias.B2:.B14])))*100" office:value-type="float" office:value="94.7368421052632" calcext:value-type="float">
            <text:p>94.7368421053</text:p>
          </table:table-cell>
          <table:table-cell office:value-type="string" calcext:value-type="string">
            <text:p>Si (Compuesta)</text:p>
          </table:table-cell>
        </table:table-row>
        <table:table-row table:style-name="ro2">
          <table:table-cell office:value-type="string" calcext:value-type="string">
            <text:p>Los objetos verdes, el objeto azul, el objeto negro cerca del objeto azul y el objeto rojo cerca del objeto azul</text:p>
          </table:table-cell>
          <table:table-cell office:value-type="float" office:value="1" calcext:value-type="float">
            <text:p>1</text:p>
          </table:table-cell>
          <table:table-cell table:formula="of:=([Ocurrencias.B3]/SUM(([Ocurrencias.B2:.B14]))*100)" office:value-type="float" office:value="5.26315789473684" calcext:value-type="float">
            <text:p>5.263157894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4]/SUM(([Ocurrencias.B2:.B14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19" calcext:value-type="float">
            <text:p>19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green.(T) &amp; Ex-arch.(T) &amp; Ex-green.(T) &amp; Ex-arch.(T) &amp; Ex-arch.(T) </text:p>
          </table:table-cell>
          <table:table-cell office:value-type="float" office:value="152" calcext:value-type="float">
            <text:p>152</text:p>
          </table:table-cell>
          <table:table-cell table:formula="of:=([Ocurrencias.B18]/SUM([Ocurrencias.B18:.B49]))*100" office:value-type="float" office:value="16.7770419426049" calcext:value-type="float">
            <text:p>16.777041942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green.(T) &amp; Ex-arch.(T) &amp; Ex-green.(T) &amp; Ex-arch.(T) &amp; Ex-arch.(T) </text:p>
          </table:table-cell>
          <table:table-cell office:value-type="float" office:value="143" calcext:value-type="float">
            <text:p>143</text:p>
          </table:table-cell>
          <table:table-cell table:formula="of:=([Ocurrencias.B19]/SUM([Ocurrencias.B18:.B49]))*100" office:value-type="float" office:value="15.7836644591611" calcext:value-type="float">
            <text:p>15.7836644592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green.(T) &amp; Ex-arch.(T) &amp; Ex-green.(T) &amp; Ex-arch.(T) &amp; Ex-arch.(T) </text:p>
          </table:table-cell>
          <table:table-cell office:value-type="float" office:value="72" calcext:value-type="float">
            <text:p>72</text:p>
          </table:table-cell>
          <table:table-cell table:formula="of:=([Ocurrencias.B20]/SUM([Ocurrencias.B18:.B49]))*100" office:value-type="float" office:value="7.94701986754967" calcext:value-type="float">
            <text:p>7.947019867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near.(T) &amp; Ex-black.(T) &amp;&amp; Ex-green.(T) &amp; Ex-arch.(T) &amp; Ex-green.(T) &amp; Ex-arch.(T) &amp; Ex-arch.(T) </text:p>
          </table:table-cell>
          <table:table-cell office:value-type="float" office:value="63" calcext:value-type="float">
            <text:p>63</text:p>
          </table:table-cell>
          <table:table-cell table:formula="of:=([Ocurrencias.B21]/SUM(([Ocurrencias.B18:.B49])))*100" office:value-type="float" office:value="6.95364238410596" calcext:value-type="float">
            <text:p>6.953642384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green.(T) &amp; Ex-arch.(T) &amp; Ex-near.(Ex-arch.(T)) &amp; Ex-green.(T) </text:p>
          </table:table-cell>
          <table:table-cell office:value-type="float" office:value="51" calcext:value-type="float">
            <text:p>51</text:p>
          </table:table-cell>
          <table:table-cell table:formula="of:=([Ocurrencias.B22]/SUM(([Ocurrencias.B18:.B49])))*100" office:value-type="float" office:value="5.62913907284768" calcext:value-type="float">
            <text:p>5.629139072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black.(T) &amp; Ex-arch.(T) &amp; Ex-black.(T) &amp; Ex-arch.(T) &amp; Ex-arch.(T) &amp;&amp; Ex-green.(T) &amp; Ex-arch.(T) &amp; Ex-green.(T) &amp; Ex-arch.(T) &amp; Ex-arch.(T) </text:p>
          </table:table-cell>
          <table:table-cell office:value-type="float" office:value="42" calcext:value-type="float">
            <text:p>42</text:p>
          </table:table-cell>
          <table:table-cell table:formula="of:=([Ocurrencias.B23]/SUM(([Ocurrencias.B18:.B49])))*100" office:value-type="float" office:value="4.63576158940397" calcext:value-type="float">
            <text:p>4.635761589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near.(T) &amp; Ex-black.(T) &amp;&amp; Ex-green.(T) &amp; Ex-arch.(T) &amp; Ex-green.(T) &amp; Ex-arch.(T) &amp; Ex-arch.(T) </text:p>
          </table:table-cell>
          <table:table-cell office:value-type="float" office:value="41" calcext:value-type="float">
            <text:p>41</text:p>
          </table:table-cell>
          <table:table-cell table:formula="of:=([Ocurrencias.B24]/SUM(([Ocurrencias.B18:.B49])))*100" office:value-type="float" office:value="4.52538631346578" calcext:value-type="float">
            <text:p>4.525386313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&amp; Ex-arch.(T) &amp; Ex-black.(T) &amp;&amp; Ex-green.(T) &amp; Ex-arch.(T) &amp; Ex-green.(T) &amp; Ex-arch.(T) &amp; Ex-arch.(T) </text:p>
          </table:table-cell>
          <table:table-cell office:value-type="float" office:value="33" calcext:value-type="float">
            <text:p>33</text:p>
          </table:table-cell>
          <table:table-cell table:formula="of:=([Ocurrencias.B25]/SUM(([Ocurrencias.B18:.B49])))*100" office:value-type="float" office:value="3.64238410596026" calcext:value-type="float">
            <text:p>3.64238410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&amp; Ex-near.(T) &amp; Ex-black.(T) &amp;&amp; Ex-green.(T) &amp; Ex-arch.(T) &amp; Ex-green.(T) &amp; Ex-arch.(T) &amp; Ex-arch.(T) </text:p>
          </table:table-cell>
          <table:table-cell office:value-type="float" office:value="33" calcext:value-type="float">
            <text:p>33</text:p>
          </table:table-cell>
          <table:table-cell table:formula="of:=([Ocurrencias.B26]/SUM(([Ocurrencias.B18:.B49])))*100" office:value-type="float" office:value="3.64238410596026" calcext:value-type="float">
            <text:p>3.64238410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arch.(T) &amp; Ex-black.(T) &amp;&amp; Ex-green.(T) &amp; Ex-arch.(T) &amp; Ex-green.(T) &amp; Ex-arch.(T) &amp; Ex-arch.(T) </text:p>
          </table:table-cell>
          <table:table-cell office:value-type="float" office:value="32" calcext:value-type="float">
            <text:p>32</text:p>
          </table:table-cell>
          <table:table-cell table:formula="of:=([Ocurrencias.B27]/SUM(([Ocurrencias.B18:.B49])))*100" office:value-type="float" office:value="3.53200883002207" calcext:value-type="float">
            <text:p>3.5320088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ear.(T) &amp; Ex-red.(T) &amp;&amp; Ex-blue.(T) &amp;&amp; Ex-near.(Ex-arch.(T) &amp; Ex-arch.(T) &amp; Ex-arch.(T)) &amp; Ex-black.(T) &amp;&amp; Ex-green.(T) &amp; Ex-arch.(T) &amp; Ex-green.(T) &amp; Ex-arch.(T) &amp; Ex-arch.(T) </text:p>
          </table:table-cell>
          <table:table-cell office:value-type="float" office:value="28" calcext:value-type="float">
            <text:p>28</text:p>
          </table:table-cell>
          <table:table-cell table:formula="of:=([Ocurrencias.B28]/SUM(([Ocurrencias.B18:.B49])))*100" office:value-type="float" office:value="3.09050772626932" calcext:value-type="float">
            <text:p>3.090507726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 Ex-black.(T) &amp; Ex-arch.(T) &amp; Ex-arch.(T) &amp;&amp; Ex-green.(T) &amp; Ex-arch.(T) &amp; Ex-green.(T) &amp; Ex-arch.(T) &amp; Ex-arch.(T) </text:p>
          </table:table-cell>
          <table:table-cell office:value-type="float" office:value="27" calcext:value-type="float">
            <text:p>27</text:p>
          </table:table-cell>
          <table:table-cell table:formula="of:=([Ocurrencias.B29]/SUM(([Ocurrencias.B18:.B49])))*100" office:value-type="float" office:value="2.98013245033113" calcext:value-type="float">
            <text:p>2.9801324503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near.(Ex-arch.(T) &amp; Ex-arch.(T) &amp; Ex-arch.(T)) &amp; Ex-black.(T) &amp;&amp; Ex-green.(T) &amp; Ex-arch.(T) &amp; Ex-green.(T) &amp; Ex-arch.(T) &amp; Ex-arch.(T) </text:p>
          </table:table-cell>
          <table:table-cell office:value-type="float" office:value="27" calcext:value-type="float">
            <text:p>27</text:p>
          </table:table-cell>
          <table:table-cell table:formula="of:=([Ocurrencias.B30]/SUM(([Ocurrencias.B18:.B49])))*100" office:value-type="float" office:value="2.98013245033113" calcext:value-type="float">
            <text:p>2.9801324503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 Ex-arch.(T) &amp; Ex-arch.(T) &amp;&amp; Ex-green.(T) &amp; Ex-arch.(T) &amp; Ex-green.(T) &amp; Ex-arch.(T) &amp; Ex-arch.(T) </text:p>
          </table:table-cell>
          <table:table-cell office:value-type="float" office:value="25" calcext:value-type="float">
            <text:p>25</text:p>
          </table:table-cell>
          <table:table-cell table:formula="of:=([Ocurrencias.B31]/SUM(([Ocurrencias.B18:.B49])))*100" office:value-type="float" office:value="2.75938189845475" calcext:value-type="float">
            <text:p>2.7593818985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 Ex-blue.(T) &amp; Ex-arch.(T) &amp;&amp; Ex-near.(T) &amp; Ex-black.(T) &amp;&amp; Ex-green.(T) &amp; Ex-arch.(T) &amp; Ex-green.(T) &amp; Ex-arch.(T) &amp; Ex-arch.(T) </text:p>
          </table:table-cell>
          <table:table-cell office:value-type="float" office:value="19" calcext:value-type="float">
            <text:p>19</text:p>
          </table:table-cell>
          <table:table-cell table:formula="of:=([Ocurrencias.B32]/SUM(([Ocurrencias.B18:.B49])))*100" office:value-type="float" office:value="2.09713024282561" calcext:value-type="float">
            <text:p>2.0971302428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green.(T) &amp; Ex-arch.(T) &amp; Ex-green.(T) &amp; Ex-arch.(T) &amp; Ex-arch.(T) </text:p>
          </table:table-cell>
          <table:table-cell office:value-type="float" office:value="15" calcext:value-type="float">
            <text:p>15</text:p>
          </table:table-cell>
          <table:table-cell table:formula="of:=([Ocurrencias.B33]/SUM(([Ocurrencias.B18:.B49])))*100" office:value-type="float" office:value="1.65562913907285" calcext:value-type="float">
            <text:p>1.6556291391</text:p>
          </table:table-cell>
          <table:table-cell/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&amp; Ex-black.(T) &amp; Ex-arch.(T) &amp; Ex-black.(T) &amp; Ex-arch.(T) &amp; Ex-arch.(T) &amp;&amp; Ex-green.(T) &amp; Ex-arch.(T) &amp; Ex-green.(T) &amp; Ex-arch.(T) &amp; Ex-arch.(T) </text:p>
          </table:table-cell>
          <table:table-cell office:value-type="float" office:value="11" calcext:value-type="float">
            <text:p>11</text:p>
          </table:table-cell>
          <table:table-cell table:formula="of:=([Ocurrencias.B34]/SUM(([Ocurrencias.B18:.B49])))*100" office:value-type="float" office:value="1.21412803532009" calcext:value-type="float">
            <text:p>1.2141280353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 Ex-blue.(T) &amp; Ex-arch.(T) &amp;&amp; Ex-arch.(T) &amp; Ex-black.(T) &amp;&amp; Ex-green.(T) &amp; Ex-arch.(T) &amp; Ex-green.(T) &amp; Ex-arch.(T) &amp; Ex-arch.(T) </text:p>
          </table:table-cell>
          <table:table-cell office:value-type="float" office:value="10" calcext:value-type="float">
            <text:p>10</text:p>
          </table:table-cell>
          <table:table-cell table:formula="of:=([Ocurrencias.B35]/SUM(([Ocurrencias.B18:.B49])))*100" office:value-type="float" office:value="1.1037527593819" calcext:value-type="float">
            <text:p>1.1037527594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&amp; Ex-near.(T) &amp; Ex-black.(T) &amp;&amp; Ex-green.(T) &amp; Ex-arch.(T) &amp; Ex-near.(Ex-arch.(T)) &amp; Ex-green.(T) </text:p>
          </table:table-cell>
          <table:table-cell office:value-type="float" office:value="10" calcext:value-type="float">
            <text:p>10</text:p>
          </table:table-cell>
          <table:table-cell table:formula="of:=([Ocurrencias.B36]/SUM(([Ocurrencias.B18:.B49])))*100" office:value-type="float" office:value="1.1037527593819" calcext:value-type="float">
            <text:p>1.1037527594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black.(T) &amp; Ex-arch.(T) &amp; Ex-black.(T) &amp; Ex-arch.(T) &amp; Ex-arch.(T) &amp;&amp; Ex-green.(T) &amp; Ex-arch.(T) &amp; Ex-green.(T) &amp; Ex-arch.(T) &amp; Ex-arch.(T) </text:p>
          </table:table-cell>
          <table:table-cell office:value-type="float" office:value="9" calcext:value-type="float">
            <text:p>9</text:p>
          </table:table-cell>
          <table:table-cell table:formula="of:=([Ocurrencias.B37]/SUM(([Ocurrencias.B18:.B49])))*100" office:value-type="float" office:value="0.993377483443709" calcext:value-type="float">
            <text:p>0.9933774834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 Ex-blue.(T) &amp; Ex-arch.(T) &amp;&amp; Ex-near.(T) &amp; Ex-black.(T) &amp;&amp; Ex-green.(T) &amp; Ex-arch.(T) &amp; Ex-green.(T) &amp; Ex-arch.(T) &amp; Ex-arch.(T) </text:p>
          </table:table-cell>
          <table:table-cell office:value-type="float" office:value="8" calcext:value-type="float">
            <text:p>8</text:p>
          </table:table-cell>
          <table:table-cell table:formula="of:=([Ocurrencias.B38]/SUM(([Ocurrencias.B18:.B49])))*100" office:value-type="float" office:value="0.883002207505519" calcext:value-type="float">
            <text:p>0.8830022075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near.(T) &amp; Ex-black.(T) &amp;&amp; Ex-green.(T) &amp; Ex-arch.(T) &amp; Ex-green.(T) &amp; Ex-arch.(T) &amp; Ex-near.(Ex-arch.(T)) &amp; Ex-green.(T) </text:p>
          </table:table-cell>
          <table:table-cell office:value-type="float" office:value="7" calcext:value-type="float">
            <text:p>7</text:p>
          </table:table-cell>
          <table:table-cell table:formula="of:=([Ocurrencias.B39]/SUM(([Ocurrencias.B18:.B49])))*100" office:value-type="float" office:value="0.772626931567329" calcext:value-type="float">
            <text:p>0.7726269316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 Ex-blue.(T) &amp; Ex-arch.(T) &amp;&amp; Ex-black.(T) &amp; Ex-arch.(T) &amp; Ex-black.(T) &amp; Ex-arch.(T) &amp; Ex-arch.(T) &amp;&amp; Ex-green.(T) &amp; Ex-arch.(T) &amp; Ex-green.(T) &amp; Ex-arch.(T) &amp; Ex-arch.(T) </text:p>
          </table:table-cell>
          <table:table-cell office:value-type="float" office:value="6" calcext:value-type="float">
            <text:p>6</text:p>
          </table:table-cell>
          <table:table-cell table:formula="of:=([Ocurrencias.B40]/SUM(([Ocurrencias.B18:.B49])))*100" office:value-type="float" office:value="0.662251655629139" calcext:value-type="float">
            <text:p>0.6622516556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 Ex-blue.(T) &amp; Ex-arch.(T) &amp;&amp; Ex-arch.(T) &amp; Ex-black.(T) &amp;&amp; Ex-green.(T) &amp; Ex-arch.(T) &amp; Ex-green.(T) &amp; Ex-arch.(T) &amp; Ex-arch.(T) </text:p>
          </table:table-cell>
          <table:table-cell office:value-type="float" office:value="6" calcext:value-type="float">
            <text:p>6</text:p>
          </table:table-cell>
          <table:table-cell table:formula="of:=([Ocurrencias.B41]/SUM(([Ocurrencias.B18:.B49])))*100" office:value-type="float" office:value="0.662251655629139" calcext:value-type="float">
            <text:p>0.6622516556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black.(T) &amp; Ex-arch.(T) &amp; Ex-black.(T) &amp; Ex-arch.(T) &amp; Ex-arch.(T) &amp;&amp; Ex-green.(T) &amp; Ex-arch.(T) &amp; Ex-green.(T) &amp; Ex-arch.(T) &amp; Ex-near.(Ex-arch.(T)) &amp; Ex-green.(T) </text:p>
          </table:table-cell>
          <table:table-cell office:value-type="float" office:value="5" calcext:value-type="float">
            <text:p>5</text:p>
          </table:table-cell>
          <table:table-cell table:formula="of:=([Ocurrencias.B42]/SUM(([Ocurrencias.B18:.B49])))*100" office:value-type="float" office:value="0.551876379690949" calcext:value-type="float">
            <text:p>0.5518763797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near.(T) &amp; Ex-green.(T) </text:p>
          </table:table-cell>
          <table:table-cell office:value-type="float" office:value="5" calcext:value-type="float">
            <text:p>5</text:p>
          </table:table-cell>
          <table:table-cell table:style-name="ce5" table:formula="of:=([Ocurrencias.B43]/SUM(([Ocurrencias.B18:.B49])))*100" office:value-type="float" office:value="0.551876379690949" calcext:value-type="float">
            <text:p>0.5518763797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 Ex-arch.(T) &amp; Ex-blue.(T) &amp; Ex-arch.(T) &amp; Ex-blue.(T) &amp; Ex-arch.(T) &amp;&amp; Ex-arch.(T) &amp; Ex-black.(T) &amp;&amp; Ex-green.(T) &amp; Ex-arch.(T) &amp; Ex-green.(T) &amp; Ex-arch.(T) &amp; Ex-arch.(T) </text:p>
          </table:table-cell>
          <table:table-cell office:value-type="float" office:value="5" calcext:value-type="float">
            <text:p>5</text:p>
          </table:table-cell>
          <table:table-cell table:formula="of:=([Ocurrencias.B44]/SUM(([Ocurrencias.B18:.B49])))*100" office:value-type="float" office:value="0.551876379690949" calcext:value-type="float">
            <text:p>0.5518763797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&amp; Ex-blue.(T) &amp;&amp; Ex-black.(T) &amp; Ex-arch.(T) &amp;&amp; Ex-green.(T) &amp; Ex-arch.(T) </text:p>
          </table:table-cell>
          <table:table-cell office:value-type="float" office:value="5" calcext:value-type="float">
            <text:p>5</text:p>
          </table:table-cell>
          <table:table-cell table:formula="of:=([Ocurrencias.B45]/SUM(([Ocurrencias.B18:.B49])))*100" office:value-type="float" office:value="0.551876379690949" calcext:value-type="float">
            <text:p>0.5518763797</text:p>
          </table:table-cell>
          <table:table-cell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 Ex-blue.(T) &amp; Ex-arch.(T) &amp;&amp; Ex-near.(Ex-arch.(T) &amp; Ex-arch.(T) &amp; Ex-arch.(T)) &amp; Ex-black.(T) &amp;&amp; Ex-green.(T) &amp; Ex-arch.(T) &amp; Ex-green.(T) &amp; Ex-arch.(T) &amp; Ex-arch.(T) </text:p>
          </table:table-cell>
          <table:table-cell office:value-type="float" office:value="4" calcext:value-type="float">
            <text:p>4</text:p>
          </table:table-cell>
          <table:table-cell table:formula="of:=([Ocurrencias.B46]/SUM(([Ocurrencias.B18:.B49])))*100" office:value-type="float" office:value="0.441501103752759" calcext:value-type="float">
            <text:p>0.4415011038</text:p>
          </table:table-cell>
          <table:table-cell/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 Ex-arch.(T) &amp; Ex-blue.(T) &amp; Ex-arch.(T) &amp; Ex-blue.(T) &amp; Ex-arch.(T) &amp;&amp; Ex-arch.(T) &amp; Ex-black.(T) &amp;&amp; Ex-green.(T) &amp; Ex-arch.(T) &amp; Ex-green.(T) &amp; Ex-arch.(T) &amp; Ex-arch.(T) </text:p>
          </table:table-cell>
          <table:table-cell office:value-type="float" office:value="4" calcext:value-type="float">
            <text:p>4</text:p>
          </table:table-cell>
          <table:table-cell table:formula="of:=([Ocurrencias.B47]/SUM(([Ocurrencias.B18:.B49])))*100" office:value-type="float" office:value="0.441501103752759" calcext:value-type="float">
            <text:p>0.4415011038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 Ex-blue.(T) &amp; Ex-arch.(T) &amp;&amp; Ex-black.(T) &amp; Ex-arch.(T) &amp; Ex-black.(T) &amp; Ex-arch.(T) &amp; Ex-arch.(T) &amp;&amp; Ex-green.(T) &amp; Ex-arch.(T) &amp; Ex-green.(T) &amp; Ex-arch.(T) &amp; Ex-arch.(T) </text:p>
          </table:table-cell>
          <table:table-cell office:value-type="float" office:value="4" calcext:value-type="float">
            <text:p>4</text:p>
          </table:table-cell>
          <table:table-cell table:formula="of:=([Ocurrencias.B48]/SUM(([Ocurrencias.B18:.B49])))*100" office:value-type="float" office:value="0.441501103752759" calcext:value-type="float">
            <text:p>0.4415011038</text:p>
          </table:table-cell>
          <table:table-cell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green.(T) &amp; Ex-near.(T) </text:p>
          </table:table-cell>
          <table:table-cell office:value-type="float" office:value="4" calcext:value-type="float">
            <text:p>4</text:p>
          </table:table-cell>
          <table:table-cell table:formula="of:=([Ocurrencias.B49]/SUM(([Ocurrencias.B18:.B49])))*100" office:value-type="float" office:value="0.441501103752759" calcext:value-type="float">
            <text:p>0.4415011038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 Ex-arch.(T) &amp; Ex-blue.(T) &amp; Ex-arch.(T) &amp; Ex-blue.(T) &amp; Ex-arch.(T) &amp;&amp; Ex-near.(T) &amp; Ex-black.(T) &amp;&amp; Ex-green.(T) &amp; Ex-arch.(T) &amp; Ex-green.(T) &amp; Ex-arch.(T) &amp; Ex-arch.(T) </text:p>
          </table:table-cell>
          <table:table-cell office:value-type="float" office:value="4" calcext:value-type="float">
            <text:p>4</text:p>
          </table:table-cell>
          <table:table-cell table:style-name="ce6" table:formula="of:=SUM([Ocurrencias.C18:.C49])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near.(Ex-arch.(T) &amp; Ex-arch.(T) &amp; Ex-arch.(T)) &amp; Ex-black.(T) &amp;&amp; Ex-green.(T) &amp; Ex-arch.(T) &amp; Ex-green.(T) &amp; Ex-arch.(T) &amp; Ex-arch.(T) 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arch.(T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near.(T) &amp;&amp; Ex-near.(Ex-blue.(T)) &amp; Ex-green.(T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arch.(T) &amp; Ex-arch.(T)) &amp; Ex-black.(T) &amp;&amp; Ex-green.(T) &amp; Ex-arch.(T) &amp; Ex-near.(Ex-arch.(T)) &amp; Ex-green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green.(T) &amp; Ex-arch.(T)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 Ex-arch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&amp; Ex-green.(T) &amp; Ex-arch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near.(Ex-arch.(T) &amp; Ex-arch.(T)) &amp; Ex-black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 Ex-arch.(T) &amp; Ex-blue.(T) &amp; Ex-arch.(T) &amp; Ex-blue.(T) &amp; Ex-arch.(T) &amp;&amp; Ex-near.(T) &amp; Ex-black.(T) &amp;&amp; Ex-green.(T) &amp; Ex-arch.(T) &amp; Ex-green.(T) &amp; Ex-arch.(T) &amp; Ex-arch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&amp; Ex-near.(Ex-blue.(T)) &amp; Ex-black.(T) &amp;&amp; Ex-green.(T) &amp; Ex-arch.(T) &amp; Ex-green.(T) &amp; Ex-arch.(T) &amp; Ex-arch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) &amp; Ex-red.(T) &amp;&amp; Ex-blue.(T) &amp;&amp; Ex-near.(T) &amp; Ex-black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 &amp; Ex-arch.(T) &amp; Ex-blue.(T) &amp; Ex-arch.(T)) &amp; Ex-red.(T) &amp;&amp; Ex-blue.(T) &amp; Ex-arch.(T) &amp; Ex-blue.(T) &amp; Ex-arch.(T) &amp;&amp; Ex-near.(T) &amp; Ex-black.(T) &amp;&amp; Ex-near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near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near.(T) &amp;&amp; Ex-green.(T) &amp; Ex-near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arch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arch.(T) &amp; Ex-black.(T) &amp;&amp; Ex-green.(T) &amp; Ex-arch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&amp; Ex-near.(T) &amp; Ex-black.(T) &amp;&amp; Ex-green.(T) &amp; Ex-arch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black.(T) &amp; Ex-near.(T) &amp;&amp; Ex-green.(T) &amp; Ex-near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near.(T) &amp; Ex-black.(T) &amp;&amp; Ex-green.(T) &amp; Ex-near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near.(T) &amp; Ex-black.(T) &amp;&amp; Ex-near.(Ex-blue.(T)) &amp; Ex-green.(T) &amp; Ex-green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 Ex-blue.(T) &amp; Ex-arch.(T) &amp;&amp; Ex-black.(T) &amp; Ex-arch.(T) &amp; Ex-arch.(T) &amp; Ex-arch.(T) &amp;&amp; Ex-green.(T) &amp; Ex-arch.(T) &amp; Ex-green.(T) &amp; Ex-arch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&amp; Ex-black.(T) &amp; Ex-arch.(T) &amp; Ex-arch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 Ex-arch.(T) &amp; Ex-blue.(T) &amp; Ex-arch.(T) &amp;&amp; Ex-near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near.(Ex-arch.(T) &amp; 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arch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black.(T) &amp; Ex-arch.(T) &amp; Ex-black.(T) &amp; Ex-arch.(T) &amp; Ex-arch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near.(Ex-arch.(T)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near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arch.(T) &amp; Ex-red.(T) &amp;&amp; Ex-blue.(T) &amp;&amp; Ex-near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&amp; Ex-black.(T) &amp; Ex-arch.(T) &amp; Ex-black.(T) &amp; Ex-arch.(T) &amp; Ex-arch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 &amp; Ex-arch.(T)) &amp; Ex-red.(T) &amp;&amp; Ex-blue.(T) &amp;&amp; Ex-black.(T) &amp; Ex-arch.(T) &amp; Ex-black.(T) &amp; Ex-arch.(T) &amp; Ex-arch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) &amp; Ex-red.(T) &amp;&amp; Ex-blue.(T) &amp; Ex-arch.(T) &amp; Ex-blue.(T) &amp; Ex-arch.(T) &amp;&amp; Ex-arch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 &amp; Ex-arch.(T)) &amp; Ex-red.(T) &amp;&amp; Ex-blue.(T) &amp;&amp; Ex-near.(Ex-blue.(T)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arch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arch.(T)) &amp; Ex-red.(T) &amp;&amp; Ex-blue.(T) &amp;&amp; Ex-near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arch.(T) &amp; Ex-black.(T) &amp;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black.(T) &amp; Ex-arch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Ex-blue.(T)) &amp; Ex-red.(T) &amp;&amp; Ex-blue.(T) &amp;&amp; Ex-near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 Ex-blue.(T) &amp; Ex-arch.(T) &amp;&amp; Ex-near.(Ex-arch.(T) &amp; Ex-arch.(T) &amp; Ex-arch.(T)) &amp; Ex-black.(T) &amp;&amp; Ex-green.(T) &amp; Ex-arch.(T) &amp; Ex-green.(T) &amp; Ex-arch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 Ex-blue.(T) &amp; Ex-arch.(T) &amp;&amp; Ex-near.(Ex-blue.(T) &amp; Ex-arch.(T) &amp; Ex-blue.(T) &amp; Ex-arch.(T) &amp; Ex-blue.(T) &amp; Ex-arch.(T)) &amp; Ex-black.(T) &amp;&amp; Ex-green.(T) &amp; Ex-arch.(T) &amp; Ex-green.(T) &amp; Ex-arch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&amp; Ex-black.(T) &amp; Ex-arch.(T) &amp; Ex-near.(Ex-blue.(T) &amp; Ex-arch.(T)) &amp; Ex-black.(T) &amp;&amp; Ex-green.(T) &amp; Ex-arch.(T) 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arch.(T) &amp; Ex-blue.(T) &amp; Ex-arch.(T) &amp;&amp; Ex-near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blue.(T) &amp;&amp; Ex-arch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blue.(T) &amp;&amp; Ex-black.(T) &amp; Ex-near.(T) &amp;&amp; Ex-near.(Ex-blue.(T) &amp; Ex-blue.(T)) &amp; Ex-green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 Ex-blue.(T) &amp;&amp; Ex-near.(T) &amp; Ex-black.(T) &amp;&amp; Ex-near.(Ex-blue.(T) &amp; Ex-blue.(T)) &amp; Ex-green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arch.(T) &amp; Ex-black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black.(T) &amp; Ex-black.(T) &amp; Ex-near.(T) &amp;&amp; Ex-green.(T) &amp; Ex-green.(T) &amp; Ex-near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arch.(T) &amp; Ex-arch.(T)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green.(T) &amp; Ex-arch.(T) 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Ex-blue.(T)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green.(T) &amp; Ex-green.(T) &amp; Ex-near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ear.(T) &amp; Ex-red.(T) &amp;&amp; Ex-blue.(T) &amp;&amp; Ex-near.(T) &amp; Ex-black.(T) &amp;&amp; Ex-near.(Ex-blue.(T)) &amp; Ex-green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 Ex-arch.(T) &amp;&amp; Ex-blue.(T) &amp;&amp; Ex-arch.(T) &amp; Ex-black.(T) &amp;&amp; Ex-arch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 Ex-near.(Ex-blue.(T) &amp; Ex-arch.(T)) &amp; Ex-red.(T) &amp;&amp; Ex-blue.(T) &amp; Ex-arch.(T) &amp; Ex-blue.(T) &amp; Ex-arch.(T) &amp;&amp; Ex-near.(T) &amp; Ex-black.(T) &amp;&amp; Ex-green.(T) &amp; Ex-arch.(T) 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 Ex-arch.(T) &amp; Ex-blue.(T) &amp; Ex-arch.(T) &amp; Ex-blue.(T) &amp; Ex-arch.(T) &amp;&amp; Ex-near.(Ex-arch.(T) &amp; Ex-arch.(T) &amp; Ex-arch.(T)) &amp; Ex-black.(T) &amp;&amp; Ex-green.(T) &amp; Ex-arch.(T) &amp; Ex-green.(T) &amp; Ex-arch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arch.(T) &amp; Ex-black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black.(T) &amp; Ex-arch.(T) &amp; Ex-black.(T) &amp; Ex-arch.(T) &amp; Ex-arch.(T) &amp;&amp; Ex-green.(T) &amp; Ex-arch.(T) &amp; Ex-green.(T) &amp; Ex-arch.(T) &amp; Ex-near.(Ex-arch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 Ex-red.(T) &amp; Ex-arch.(T) &amp; Ex-arch.(T) &amp;&amp; Ex-blue.(T) &amp;&amp; Ex-black.(T) &amp; Ex-arch.(T) &amp; Ex-black.(T) &amp; Ex-arch.(T) &amp; Ex-arch.(T) &amp;&amp; Ex-near.(T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arch.(T) &amp;&amp; Ex-blue.(T) &amp; Ex-blue.(T) &amp;&amp; Ex-black.(T) &amp; Ex-arch.(T) &amp;&amp; Ex-green.(T) &amp; Ex-arch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near.(T) &amp;&amp; Ex-blue.(T) &amp;&amp; Ex-black.(T) &amp; Ex-near.(T) &amp;&amp; Ex-near.(Ex-blue.(T)) &amp; Ex-green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red.(T) &amp; Ex-red.(T) &amp; Ex-near.(T) &amp;&amp; Ex-blue.(T) &amp;&amp; Ex-near.(T) &amp; Ex-black.(T) &amp;&amp; Ex-green.(T) &amp; Ex-green.(T) &amp; Ex-near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formula="of:=SUM([.B18:.B113])" office:value-type="float" office:value="1000" calcext:value-type="float">
            <text:p>1000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arch.(T) &amp;&amp; Ex-green.(T)</text:p>
          </table:table-cell>
          <table:table-cell office:value-type="float" office:value="962" calcext:value-type="float">
            <text:p>962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Si (Compuesta)</text:p>
          </table:table-cell>
        </table:table-row>
        <table:table-row table:style-name="ro2">
          <table:table-cell office:value-type="string" calcext:value-type="string">
            <text:p>Ex-green(T) &amp;&amp; Ex-blue.(T) &amp;&amp; Ex-near.(Ex-arch.(T)) &amp; Ex-green.(T) &amp;&amp; Ex-near.(T) &amp; Ex-red.(T) &amp;&amp; Ex-near.(T) &amp; Ex-black.(T)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o</text:p>
          </table:table-cell>
        </table:table-row>
      </table:table>
      <table:table table:name="Comparacion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Los arcos y los objetos verdes</text:p>
          </table:table-cell>
          <table:table-cell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table:formula="of:=MIN([.B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</table:table-row>
        <table:table-row table:style-name="ro4">
          <table:table-cell office:value-type="string" calcext:value-type="string">
            <text:p>Los objetos verdes, el objeto azul, el objeto negro cerca del objeto azul y el objeto rojo cerca del objeto azul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table:formula="of:=MIN([.B3:.C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exagono verde, brocoli verde, archo verde, arco rojo, arco azul y arco negro</text:p>
          </table:table-cell>
          <table:table-cell table:number-columns-repeated="2"/>
          <table:table-cell office:value-type="float" office:value="94.73" calcext:value-type="float">
            <text:p>94.73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Sheet1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table table:name="excel" table:style-name="ta1"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1.A1:Sheet1.B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36:23.677394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1:45:53.351239832</dc:date>
    <meta:editing-duration>PT3H19M12S</meta:editing-duration>
    <meta:editing-cycles>16</meta:editing-cycles>
    <meta:generator>LibreOffice/4.2.8.2$Linux_X86_64 LibreOffice_project/420m0$Build-2</meta:generator>
    <meta:document-statistic meta:table-count="4" meta:cell-count="316" meta:object-count="0"/>
  </office:meta>
</office:document-meta>
</file>